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ika DesRev E" svg:font-family="'Andika DesRev E'" style:font-pitch="variable"/>
    <style:font-face style:name="Andika DesRev F" svg:font-family="'Andika DesRev F'" style:font-pitch="variable"/>
    <style:font-face style:name="Anonymous" svg:font-family="Anonymous" style:font-pitch="variable"/>
    <style:font-face style:name="Apple Chancery" svg:font-family="'Apple Chancery'" style:font-pitch="variable"/>
    <style:font-face style:name="Fertigo" svg:font-family="Fertigo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0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American Typewriter" fo:font-size="54pt" style:font-size-asian="54pt" style:font-size-complex="54pt"/>
    </style:style>
    <style:style style:name="P2" style:family="paragraph">
      <style:text-properties style:font-name="Andika DesRev E" fo:font-size="24pt" style:font-size-asian="24pt" style:font-size-complex="24pt"/>
    </style:style>
    <style:style style:name="P3" style:family="paragraph">
      <style:paragraph-properties fo:text-align="center"/>
      <style:text-properties style:font-name="Andika DesRev E"/>
    </style:style>
    <style:style style:name="P4" style:family="paragraph">
      <style:text-properties style:font-name="Andika DesRev E"/>
    </style:style>
    <style:style style:name="P5" style:family="paragraph">
      <style:text-properties style:font-name="Andika DesRev E" fo:font-size="20pt" style:font-size-asian="20pt" style:font-size-complex="20pt"/>
    </style:style>
    <style:style style:name="P6" style:family="paragraph">
      <style:text-properties fo:font-size="20pt"/>
    </style:style>
    <style:style style:name="T1" style:family="text">
      <style:text-properties style:font-name="American Typewriter" fo:font-size="54pt" style:font-size-asian="54pt" style:font-size-complex="54pt"/>
    </style:style>
    <style:style style:name="T2" style:family="text">
      <style:text-properties style:font-name="Andika DesRev E" fo:font-size="32pt" style:font-size-asian="32pt" style:font-size-complex="32pt"/>
    </style:style>
    <style:style style:name="T3" style:family="text">
      <style:text-properties style:font-name="Andika DesRev E" fo:font-size="24pt" style:font-size-asian="24pt" style:font-size-complex="24pt"/>
    </style:style>
    <style:style style:name="T4" style:family="text">
      <style:text-properties style:font-name="Andika DesRev E"/>
    </style:style>
    <style:style style:name="T5" style:family="text">
      <style:text-properties fo:color="#ff0000" style:font-name="Andika DesRev E" fo:font-weight="bold" style:font-weight-asian="bold" style:font-weight-complex="bold"/>
    </style:style>
    <style:style style:name="T6" style:family="text">
      <style:text-properties fo:color="#ff0000" style:font-name="Andika DesRev E" fo:font-weight="normal" style:font-weight-asian="normal" style:font-weight-complex="normal"/>
    </style:style>
    <style:style style:name="T7" style:family="text">
      <style:text-properties style:font-name="Andika DesRev 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36cm" svg:y="0.837cm" presentation:class="title" presentation:user-transformed="true">
          <draw:text-box>
            <text:p text:style-name="P1"><text:span text:style-name="T1">TreeHopper</text:span></text:p>
          </draw:text-box>
        </draw:frame>
        <draw:frame presentation:style-name="pr2" draw:text-style-name="P2" draw:layer="layout" svg:width="25.199cm" svg:height="9.093cm" svg:x="1.436cm" svg:y="6.35cm" presentation:class="subtitle" presentation:user-transformed="true">
          <draw:text-box>
            <text:p text:style-name="P2"><text:span text:style-name="T2">Pradeep Gowda </text:span></text:p>
            <text:p text:style-name="P2"><text:span text:style-name="T3">&lt;</text:span><text:span text:style-name="T3"><text:a xlink:href="mailto:pgowda@iupui.edu" xlink:type="simple">pgowda@iupui.edu</text:a></text:span><text:span text:style-name="T3">&gt;</text:span></text:p>
            <text:p text:style-name="P2"><text:span text:style-name="T3">and</text:span></text:p>
            <text:p text:style-name="P2"><text:span text:style-name="T2">Mehmet Kilicarslan</text:span></text:p>
            <text:p text:style-name="P2"><text:span text:style-name="T3">&lt;</text:span><text:span text:style-name="T3"><text:a xlink:href="mailto:mkilicar@indiana.edu" xlink:type="simple">mkilicar@indiana.edu</text:a></text:span><text:span text:style-name="T3">&gt;</text:span></text:p>
            <text:p text:style-name="P2"><text:span text:style-name="T3"/></text:p>
          </draw:text-box>
        </draw:frame>
        <draw:frame draw:style-name="gr1" draw:text-style-name="P3" draw:layer="layout" svg:width="23.876cm" svg:height="1.276cm" svg:x="2.097cm" svg:y="17.774cm">
          <draw:text-box>
            <text:p text:style-name="P3"><text:span text:style-name="T4">CSCI 54100 – Fall 2013</text:span></text:p>
          </draw:text-box>
        </draw:frame>
        <draw:frame draw:style-name="gr1" draw:text-style-name="P3" draw:layer="layout" svg:width="23.876cm" svg:height="1.276cm" svg:x="2.097cm" svg:y="17.774cm">
          <draw:text-box>
            <text:p text:style-name="P3"><text:span text:style-name="T4">CSCI 54100 – Fall 2013</text:span></text:p>
          </draw:text-box>
        </draw:frame>
        <draw:frame draw:style-name="gr1" draw:text-style-name="P3" draw:layer="layout" svg:width="23.876cm" svg:height="1.276cm" svg:x="2.097cm" svg:y="4.058cm">
          <draw:text-box>
            <text:p text:style-name="P3"><text:span text:style-name="T4">A graph(ical) explorer for distributed version control source reposito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4">What is a Version Control System?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4"><text:span text:style-name="T4">TB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4" draw:layer="layout" svg:width="25.199cm" svg:height="5.005cm" svg:x="1.4cm" svg:y="0.088cm" presentation:class="title" presentation:user-transformed="true">
          <draw:text-box>
            <text:p text:style-name="P4"><text:span text:style-name="T4">What is a</text:span><text:span text:style-name="T5"> </text:span><text:span text:style-name="T6">Distributed</text:span><text:span text:style-name="T4"> Version Control System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5"><text:span text:style-name="T7">Lorem ipsum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4">Understanding code … 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5"><text:span text:style-name="T7">Lorem ipsum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4">Current literature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5"><text:span text:style-name="T7">Lorem ipsum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4">Approach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5"><text:span text:style-name="T7">A data flow diagram</text:span></text:p>
              </text:list-item>
              <text:list-item>
                <text:p text:style-name="P5"><text:span text:style-name="T7">Various components developed</text:span></text:p>
              </text:list-item>
              <text:list-item>
                <text:p text:style-name="P5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4">Technologies used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5"><text:span text:style-name="T7">Lorem ipsum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4">Outcome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5"><text:span text:style-name="T7">Application dem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4">Results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5"><text:span text:style-name="T7">Queries </text:span></text:p>
              </text:list-item>
              <text:list-item>
                <text:p text:style-name="P5"><text:span text:style-name="T7">Output captur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4">Future Work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4">Links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ndika DesRev E" svg:font-family="'Andika DesRev E'" style:font-pitch="variable"/>
    <style:font-face style:name="Andika DesRev F" svg:font-family="'Andika DesRev F'" style:font-pitch="variable"/>
    <style:font-face style:name="Anonymous" svg:font-family="Anonymous" style:font-pitch="variable"/>
    <style:font-face style:name="Apple Chancery" svg:font-family="'Apple Chancery'" style:font-pitch="variable"/>
    <style:font-face style:name="Fertigo" svg:font-family="Fertigo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adeep Gowda</meta:initial-creator>
    <meta:creation-date>2013-11-20T20:28:04.914722000</meta:creation-date>
    <dc:date>2013-11-20T20:41:33.731584000</dc:date>
    <dc:creator>Pradeep Gowda</dc:creator>
    <meta:editing-duration>PT10M16S</meta:editing-duration>
    <meta:editing-cycles>36</meta:editing-cycles>
    <meta:generator>LibreOffice/4.1.3.2$MacOSX_x86 LibreOffice_project/70feb7d99726f064edab4605a8ab840c50ec57a</meta:generator>
    <meta:document-statistic meta:object-count="68"/>
  </office:meta>
</office:document-meta>
</file>